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un1: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MAX([.A1:.A999999])" office:value-type="float" office:value="33">
            <text:p>33</text:p>
          </table:table-cell>
          <table:table-cell table:formula="of:=MIN([.A1:.A999999])" office:value-type="float" office:value="1">
            <text:p>1</text:p>
          </table:table-cell>
          <table:table-cell table:formula="of:=AVERAGE([.A1:.A999999])" office:value-type="float" office:value="6.77307692307692">
            <text:p>6,7730769231</text:p>
          </table:table-cell>
          <table:table-cell table:formula="of:=COUNT([.A1:.A999999])" office:value-type="float" office:value="260">
            <text:p>260</text:p>
          </table:table-cell>
          <table:table-cell table:formula="of:=STDEV([.A1:.A999991])" office:value-type="float" office:value="4.51835020394486">
            <text:p>4,51835020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3"/>
          <table:table-cell office:value-type="string">
            <text:p>run2: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MAX([.B1:.B1000003])" office:value-type="float" office:value="44">
            <text:p>44</text:p>
          </table:table-cell>
          <table:table-cell table:formula="of:=MIN([.B1:.B1000003])" office:value-type="float" office:value="1">
            <text:p>1</text:p>
          </table:table-cell>
          <table:table-cell table:formula="of:=AVERAGE([.B1:.B1000003])" office:value-type="float" office:value="5.07804878048781">
            <text:p>5,0780487805</text:p>
          </table:table-cell>
          <table:table-cell table:formula="of:=COUNT([.B1:.B1000003])" office:value-type="float" office:value="205">
            <text:p>205</text:p>
          </table:table-cell>
          <table:table-cell table:formula="of:=STDEV([.B1:.B999995])" office:value-type="float" office:value="5.26026131625187">
            <text:p>5,26026131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total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average</text:p>
          </table:table-cell>
          <table:table-cell office:value-type="string">
            <text:p>count</text:p>
          </table:table-cell>
          <table:table-cell office:value-type="string">
            <text:p>stddev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MAX([.A1:.B1000007])" office:value-type="float" office:value="44">
            <text:p>44</text:p>
          </table:table-cell>
          <table:table-cell table:formula="of:=MIN([.A1:.B1000007])" office:value-type="float" office:value="1">
            <text:p>1</text:p>
          </table:table-cell>
          <table:table-cell table:formula="of:=AVERAGE([.A1:.B1000007])" office:value-type="float" office:value="6.0258064516129">
            <text:p>6,0258064516</text:p>
          </table:table-cell>
          <table:table-cell table:formula="of:=COUNT([.A1:.B1000007])" office:value-type="float" office:value="465">
            <text:p>465</text:p>
          </table:table-cell>
          <table:table-cell table:formula="of:=STDEV([.A1:.B999999])" office:value-type="float" office:value="4.92654892555697">
            <text:p>4,92654892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20:16:34</dc:date>
    <meta:generator>LibreOffice/3.5$Linux_X86_64 LibreOffice_project/350m1$Build-202</meta:generator>
    <meta:editing-duration>PT1H23M7S</meta:editing-duration>
    <meta:editing-cycles>2</meta:editing-cycles>
    <meta:document-statistic meta:table-count="1" meta:cell-count="498" meta:object-count="0"/>
  </office:meta>
</office:document-meta>
</file>